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iteNod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SiteNod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ha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SimpleSiteNode( DocumentStore store , String path , String uuid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setVisible(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iteNode.getLanguag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SiteNode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Node.get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ite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